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5c5e" officeooo:paragraph-rsid="002fca18"/>
    </style:style>
    <style:style style:name="P2" style:family="paragraph" style:parent-style-name="Text_20_body">
      <style:text-properties officeooo:rsid="0025665b" officeooo:paragraph-rsid="002fca18"/>
    </style:style>
    <style:style style:name="P3" style:family="paragraph" style:parent-style-name="Text_20_body">
      <style:text-properties officeooo:rsid="0025665b" officeooo:paragraph-rsid="002fca18"/>
    </style:style>
    <style:style style:name="P4" style:family="paragraph" style:parent-style-name="Heading_20_1" style:master-page-name="Right_20_Page">
      <style:paragraph-properties style:page-number="auto"/>
      <style:text-properties officeooo:rsid="0025665b" officeooo:paragraph-rsid="002fca18"/>
    </style:style>
    <style:style style:name="P5" style:family="paragraph" style:parent-style-name="Heading_20_2">
      <style:text-properties officeooo:paragraph-rsid="002fca18"/>
    </style:style>
    <style:style style:name="P6" style:family="paragraph" style:parent-style-name="Heading_20_3">
      <style:text-properties officeooo:rsid="0025665b" officeooo:paragraph-rsid="002fca18"/>
    </style:style>
    <style:style style:name="P7" style:family="paragraph" style:parent-style-name="Heading_20_3">
      <style:text-properties officeooo:paragraph-rsid="002fca18"/>
    </style:style>
    <style:style style:name="T1" style:family="text">
      <style:text-properties officeooo:rsid="00305c5e"/>
    </style:style>
    <style:style style:name="T2" style:family="text">
      <style:text-properties officeooo:rsid="0025665b"/>
    </style:style>
    <style:style style:name="T3" style:family="text">
      <style:text-properties officeooo:rsid="002f30e9"/>
    </style:style>
    <style:style style:name="T4" style:family="text">
      <style:text-properties officeooo:rsid="002e39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ve Room Love Story</text:h>
      <text:h text:style-name="P5" text:outline-level="2">(<text:span text:style-name="T2">Cowboy Junkies</text:span>)</text:h>
      <text:h text:style-name="P6" text:outline-level="3">[INTRO]</text:h>
      <text:p text:style-name="P2">G D C G</text:p>
      <text:h text:style-name="P7" text:outline-level="3">[VERSE 1]</text:h>
      <text:p text:style-name="P2"><text:s text:c="3"/><text:span text:style-name="T3">G</text:span> <text:s text:c="14"/>D</text:p>
      <text:p text:style-name="P2">We met in a church on a Sunday evening </text:p>
      <text:p text:style-name="P2"><text:s text:c="4"/>C <text:s text:c="15"/>G</text:p>
      <text:p text:style-name="P2">not late on Saturday night.</text:p>
      <text:p text:style-name="P2"><text:s text:c="9"/><text:span text:style-name="T4">G</text:span> <text:s text:c="17"/>D <text:s text:c="21"/><text:span text:style-name="T4">C</text:span></text:p>
      <text:p text:style-name="P2">She sang Ave Maria a little flat and out of time </text:p>
      <text:p text:style-name="P2"><text:s text:c="34"/>G</text:p>
      <text:p text:style-name="P2">but that's what drew me to her so that's alright.</text:p>
      <text:p text:style-name="P2"><text:s text:c="16"/>D</text:p>
      <text:p text:style-name="P2">As she placed a nickel in the basket </text:p>
      <text:p text:style-name="P2">G</text:p>
      <text:p text:style-name="P2">that I held before her </text:p>
      <text:p text:style-name="P2"><text:s text:c="2"/>D <text:s text:c="8"/>C <text:s text:c="7"/>G</text:p>
      <text:p text:style-name="P2">I asked her to be my wife.</text:p>
      <text:h text:style-name="P7" text:outline-level="3">[CHORUS]</text:h>
      <text:p text:style-name="P2"><text:s text:c="8"/>C</text:p>
      <text:p text:style-name="P2">There's one cardboard heart </text:p>
      <text:p text:style-name="P2"><text:s text:c="26"/>G</text:p>
      <text:p text:style-name="P2">for every time you said I love you,</text:p>
      <text:p text:style-name="P2"><text:s text:c="10"/>C <text:s text:c="28"/>G</text:p>
      <text:p text:style-name="P2">a painted star for every secret that we shared, </text:p>
      <text:p text:style-name="P2"><text:s text:c="4"/>D <text:s text:c="19"/>C</text:p>
      <text:p text:style-name="P2">the dried lima beans and small plastic birds </text:p>
      <text:p text:style-name="P2"><text:s text:c="12"/>G</text:p>
      <text:p text:style-name="P2">because you cared.</text:p>
      <text:h text:style-name="P7" text:outline-level="3">[VERSE 2]</text:h>
      <text:p text:style-name="P2"><text:span text:style-name="T1">G</text:span> <text:s text:c="15"/>D</text:p>
      <text:p text:style-name="P2">I hear them talk and I watch them swap</text:p>
      <text:p text:style-name="P2"/>
      <text:p text:style-name="P2"><text:soft-page-break/><text:s text:c="6"/>C <text:s text:c="12"/>G</text:p>
      <text:p text:style-name="P2">their old black and whites.</text:p>
      <text:p text:style-name="P2"><text:s text:c="23"/>D</text:p>
      <text:p text:style-name="P2">Bitter and beaten they talk of life's cheatin' </text:p>
      <text:p text:style-name="P2"><text:s text:c="5"/>C <text:s text:c="19"/>G</text:p>
      <text:p text:style-name="P2">like old boxers comparing scars.</text:p>
      <text:p text:style-name="P2"><text:s text:c="6"/>D</text:p>
      <text:p text:style-name="P2">All I remember is a smile at the top of </text:p>
      <text:p text:style-name="P2">G</text:p>
      <text:p text:style-name="P2">every working morning </text:p>
      <text:p text:style-name="P2"><text:s text:c="6"/>D <text:s text:c="26"/>G</text:p>
      <text:p text:style-name="P2">and a shoulder always willing and able </text:p>
      <text:p text:style-name="P2"><text:s text:c="4"/>D <text:s text:c="36"/>G</text:p>
      <text:p text:style-name="P2">and all those nights that we'<text:span text:style-name="T1">d</text:span> spend just sitting</text:p>
      <text:p text:style-name="P2"><text:s text:c="4"/>D <text:s text:c="6"/>C <text:s text:c="17"/>G</text:p>
      <text:p text:style-name="P2">and talking around our kitchen table.</text:p>
      <text:h text:style-name="P7" text:outline-level="3">[CHORUS]</text:h>
      <text:p text:style-name="P2"><text:s text:c="8"/>C</text:p>
      <text:p text:style-name="P2">There's one cardboard heart </text:p>
      <text:p text:style-name="P2"><text:s text:c="26"/>G</text:p>
      <text:p text:style-name="P2">for every time you said I love you,</text:p>
      <text:p text:style-name="P2"><text:s text:c="10"/>C <text:s text:c="28"/>G</text:p>
      <text:p text:style-name="P2">a painted star for every secret that we shared, </text:p>
      <text:p text:style-name="P2"><text:s text:c="4"/>D <text:s text:c="19"/>C</text:p>
      <text:p text:style-name="P2">the dried lima beans and small plastic birds </text:p>
      <text:p text:style-name="P2"><text:s text:c="12"/>G</text:p>
      <text:p text:style-name="P2">because you cared.</text:p>
      <text:h text:style-name="P7" text:outline-level="3">[BRIDGE]</text:h>
      <text:p text:style-name="P2">D C G D C G</text:p>
      <text:h text:style-name="P7" text:outline-level="3">[VERSE 3]</text:h>
      <text:p text:style-name="P2">G</text:p>
      <text:p text:style-name="P2">Five rooms made stronger </text:p>
      <text:p text:style-name="P2"><text:s text:c="7"/>D</text:p>
      <text:p text:style-name="P2">by the breaking and the healing </text:p>
      <text:p text:style-name="P2"><text:s text:c="7"/>C <text:s text:c="29"/>G </text:p>
      <text:p text:style-name="P2">of the two hearts they protected with-in.</text:p>
      <text:p text:style-name="P2"><text:soft-page-break/><text:s text:c="31"/>D</text:p>
      <text:p text:style-name="P2">And now one heart left aching, pasting and painting </text:p>
      <text:p text:style-name="P2"><text:s text:c="6"/>C <text:s text:c="21"/>G</text:p>
      <text:p text:style-name="P2">these walls with memories of all that has been.</text:p>
      <text:h text:style-name="P7" text:outline-level="3">[CHORUS]</text:h>
      <text:p text:style-name="P2"><text:s text:c="8"/>C</text:p>
      <text:p text:style-name="P2">There's one cardboard heart </text:p>
      <text:p text:style-name="P2"><text:s text:c="26"/>G</text:p>
      <text:p text:style-name="P2">for every time you said I love you,</text:p>
      <text:p text:style-name="P2"><text:s text:c="10"/>C <text:s text:c="28"/>G</text:p>
      <text:p text:style-name="P2">a painted star for every secret that we shared, </text:p>
      <text:p text:style-name="P2"><text:s text:c="4"/>D <text:s text:c="19"/>C</text:p>
      <text:p text:style-name="P2">the dried lima beans and small plastic birds </text:p>
      <text:p text:style-name="P2"><text:s text:c="12"/>G</text:p>
      <text:p text:style-name="P2">because you cared.</text:p>
      <text:p text:style-name="P2"><text:s text:c="8"/>C</text:p>
      <text:p text:style-name="P2">There's one cardboard heart </text:p>
      <text:p text:style-name="P2"><text:s text:c="26"/>G</text:p>
      <text:p text:style-name="P2">for every time you said I love you,</text:p>
      <text:p text:style-name="P2"><text:s text:c="10"/>C <text:s text:c="28"/>G</text:p>
      <text:p text:style-name="P2">a painted star for every secret that we shared, </text:p>
      <text:p text:style-name="P2"><text:s text:c="4"/>D <text:s text:c="19"/>C</text:p>
      <text:p text:style-name="P2">the dried lima beans and small plastic birds </text:p>
      <text:p text:style-name="P2"><text:s text:c="12"/>G</text:p>
      <text:p text:style-name="P2">because you cared.</text:p>
      <text:h text:style-name="P7" text:outline-level="3">[INTRO]</text:h>
      <text:p text:style-name="P1">G D C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9M30S</meta:editing-duration>
    <meta:editing-cycles>35</meta:editing-cycles>
    <meta:generator>LibreOffice/4.3.3.2$Linux_X86_64 LibreOffice_project/430m0$Build-2</meta:generator>
    <dc:title>Lyrics + Chords</dc:title>
    <dc:date>2017-08-01T18:19:09.177984290</dc:date>
    <meta:print-date>2017-04-03T12:23:29.985893000</meta:print-date>
    <meta:document-statistic meta:table-count="0" meta:image-count="0" meta:object-count="0" meta:page-count="3" meta:paragraph-count="96" meta:word-count="376" meta:character-count="2560" meta:non-whitespace-character-count="13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